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Helvetica" svg:font-family="Helvetic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color="#172434" style:font-name="Helvetica" fo:font-size="9.5pt" style:font-size-asian="9.5pt" style:font-name-complex="Helvetica1" style:font-size-complex="9.5pt"/>
    </style:style>
    <style:style style:name="P3" style:family="paragraph" style:parent-style-name="Standard">
      <style:paragraph-properties fo:margin-top="0cm" fo:margin-bottom="0cm" fo:line-height="100%" fo:background-color="#ffffff">
        <style:background-image/>
      </style:paragraph-properties>
      <style:text-properties fo:font-size="12pt" style:font-size-asian="12pt" style:font-size-complex="12pt"/>
    </style:style>
    <style:style style:name="P4" style:family="paragraph" style:parent-style-name="Standard">
      <style:paragraph-properties fo:margin-left="0cm" fo:margin-right="0cm" fo:margin-top="0cm" fo:margin-bottom="0cm" fo:line-height="100%" fo:text-indent="1.27cm" style:auto-text-indent="false" fo:background-color="#ffffff">
        <style:background-image/>
      </style:paragraph-properties>
    </style:style>
    <style:style style:name="P5" style:family="paragraph" style:parent-style-name="Standard">
      <style:paragraph-properties fo:margin-left="0cm" fo:margin-right="0cm" fo:margin-top="0cm" fo:margin-bottom="0cm" fo:line-height="100%" fo:text-indent="1.27cm" style:auto-text-indent="false" fo:background-color="#ffffff">
        <style:background-image/>
      </style:paragraph-properties>
      <style:text-properties fo:color="#000000" fo:font-size="12pt" style:font-name-asian="Times New Roman" style:font-size-asian="12pt" style:language-asian="en" style:country-asian="CA" style:font-name-complex="Calibri1" style:font-size-complex="12pt"/>
    </style:style>
    <style:style style:name="P6" style:family="paragraph" style:parent-style-name="Standard">
      <style:paragraph-properties fo:margin-left="0cm" fo:margin-right="0cm" fo:margin-top="0.049cm" fo:margin-bottom="0cm" style:line-height-at-least="0.423cm" fo:text-indent="1.27cm" style:auto-text-indent="false" fo:background-color="#ffffff">
        <style:background-image/>
      </style:paragraph-properties>
    </style:style>
    <style:style style:name="P7" style:family="paragraph" style:parent-style-name="Standard">
      <style:paragraph-properties fo:margin-left="0cm" fo:margin-right="0cm" fo:margin-top="0.049cm" fo:margin-bottom="0cm" style:line-height-at-least="0.423cm" fo:text-indent="1.27cm" style:auto-text-indent="false" fo:background-color="#ffffff">
        <style:background-image/>
      </style:paragraph-properties>
      <style:text-properties fo:font-size="12pt" style:font-size-asian="12pt" style:font-size-complex="12pt"/>
    </style:style>
    <style:style style:name="P8" style:family="paragraph" style:parent-style-name="Standard">
      <style:paragraph-properties fo:margin-top="0.049cm" fo:margin-bottom="0cm" style:line-height-at-least="0.423cm" fo:background-color="#ffffff">
        <style:background-image/>
      </style:paragraph-properties>
      <style:text-properties fo:color="#172434" style:font-name="Helvetica" fo:font-size="9.5pt" style:font-size-asian="9.5pt" style:font-name-complex="Helvetica1" style:font-size-complex="9.5pt"/>
    </style:style>
    <style:style style:name="P9" style:family="paragraph" style:parent-style-name="Standard">
      <style:paragraph-properties fo:margin-top="0.049cm" fo:margin-bottom="0cm" style:line-height-at-least="0.423cm" fo:background-color="#ffffff">
        <style:background-image/>
      </style:paragraph-properties>
    </style:style>
    <style:style style:name="P10" style:family="paragraph" style:parent-style-name="Standard" style:master-page-name="Standard">
      <style:paragraph-properties fo:margin-left="0cm" fo:margin-right="0cm" fo:margin-top="0.049cm" fo:margin-bottom="0cm" style:line-height-at-least="0.423cm" fo:text-indent="0cm" style:auto-text-indent="false" style:page-number="auto" fo:background-color="#ffffff">
        <style:background-image/>
      </style:paragraph-properties>
    </style:style>
    <style:style style:name="P11" style:family="paragraph" style:parent-style-name="Standard">
      <style:paragraph-properties fo:margin-left="0cm" fo:margin-right="0cm" fo:margin-top="0.049cm" fo:margin-bottom="0cm" style:line-height-at-least="0.423cm" fo:text-indent="0cm" style:auto-text-indent="false" fo:background-color="#ffffff">
        <style:background-image/>
      </style:paragraph-properties>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language="fr" fo:country="CA"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style:text-position="super 58%" fo:font-size="12pt" style:font-size-asian="12pt" style:font-size-complex="12pt"/>
    </style:style>
    <style:style style:name="T6" style:family="text">
      <style:text-properties fo:color="#000000" fo:font-size="12pt" style:font-name-asian="Times New Roman" style:font-size-asian="12pt" style:language-asian="en" style:country-asian="CA" style:font-name-complex="Calibri1" style:font-size-complex="12pt"/>
    </style:style>
    <style:style style:name="T7" style:family="text">
      <style:text-properties fo:color="#000000" fo:font-size="12pt" fo:font-style="italic" style:font-name-asian="Times New Roman" style:font-size-asian="12pt" style:language-asian="en" style:country-asian="CA" style:font-style-asian="italic" style:font-name-complex="Calibri1" style:font-size-complex="12pt" style:font-style-complex="italic"/>
    </style:style>
    <style:style style:name="T8" style:family="text">
      <style:text-properties fo:color="#000000" style:font-name="Helvetica" fo:font-size="10.5pt" style:font-size-asian="10.5pt" style:font-name-complex="Helvetica1" style:font-size-complex="10.5pt"/>
    </style:style>
    <style:style style:name="T9" style:family="text">
      <style:text-properties fo:font-style="italic" style:font-style-asian="italic" style:font-style-complex="italic"/>
    </style:style>
    <style:style style:name="T10" style:family="text">
      <style:text-properties fo:language="fr" fo:country="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Ireland</text:span></text:p>
      <text:p text:style-name="P11"><text:span text:style-name="T1">United Nations Educationl, Scientific, Cultural Organization (UNESCO)</text:span></text:p>
      <text:p text:style-name="P11"><text:span text:style-name="T1">SSUNS</text:span></text:p>
      <text:p text:style-name="P6"><text:span text:style-name="T1"/></text:p>
      <text:p text:style-name="P6"><text:span text:style-name="T1">Ireland is an island in the North Atlantic and is the third largest in Europe. This country is politically divided into 2 parts; Republic of Ireland and Northern Ireland with a joint population of about 6.4 million people. Ireland is neutral in international relations, however they are very close to China, the United Kingdom and the European Union. This government is very involved in making its country successful by striving to solve many issues, especially those regarding Education and World Heritage Sites. </text:span></text:p>
      <text:p text:style-name="P6"><text:span text:style-name="T1">Education is vital in the economic, social and cultural development of Irish society. The bulk of schools in Ireland are State Funded and the government has made the curriculum for students more flexible with teaching methods to meet the needs of every student and ensure their success. One in 10 children leaving Irish primary schools have difficulties reading and writing so September 8</text:span><text:span text:style-name="T5">th</text:span><text:span text:style-name="T1"> has been designated as International Literacy Day. Suas Educational Development has high hopes to eradicate this issue in many countries by facilitating literacy programs. It has proven itself effective by improving 79% of Irish student’s literacy test scores. The delegation of Ireland believes that stable governance is imperative for the sustainment of good education programs. Jan O’Sullivan, Irish Minister for Education and skills says: “I firmly believe that it is important that all Institutions have good governance systems in place and are accountable for the public funding which they receive.” It is crucial that countries institute guidelines for improved governments to avoid corruption and political instability </text:span></text:p>
      <text:p text:style-name="P3"/>
      <text:p text:style-name="P4"><text:span text:style-name="T1">Three of Ireland’s cultural landmarks, Brú na Bóinne, Sc</text:span><text:bookmark text:name="_GoBack"/><text:span text:style-name="T1">eilg Michaell and the Giants Causeway, were successfully added to the list of World Heritage Sites and many others are found on the tentative list. The government of Ireland has taken the initiative to examine the varied atmospheric conditions that could put some of these sacred sites in danger. One very well-known issue is that of climate change which could and is starting to have a negative effect on their heritage. A report titled </text:span><text:span text:style-name="T7">Climate Change, Heritage and Tourism</text:span><text:span text:style-name="T1"> was published to create awareness of the risks of increased flooding’s and coastal storms. </text:span><text:span text:style-name="T6">“There are archaeological sites eroding all the time because of the increase in storms and rising sea levels. There are also historic bridges at risk, habitats washed away and town walls damaged by more extreme temperature,” says Beatrice Kelly of the Ireland Heritage Council. The Environmental Protection Agency is a “statutory body responsible for the environment in Ireland”. It is responsible for quantifying Ireland’s emission of greenhouse gases, assessing impacts of plans and programs to prevent pollution in Ireland and more. The delegation of Ireland believes that all countries should take precautions in order to protect their World Heritage Sites because of their cultural and historical values.</text:span></text:p>
      <text:p text:style-name="P5"/>
      <text:p text:style-name="P4"><text:span text:style-name="T6">Ireland’s higher education system plays a key role in the development of its society and will need to continuously develop to ensure the flexibility of opportunities for a variety of students. Some of the most employable graduates in Europe are from Ireland. The Irish Aid, government of Ireland’s official agency for international development, declares that in </text:span><text:soft-page-break/><text:span text:style-name="T6">compliance with SDG4, they will strive to support partner countries in training teachers, building schools, ensuring equality for women and even aiding poor families to send their children to school. However, Ireland too suffers from an educational disadvantage for the less fortunate. Research indicates that those living in poverty are the majority of those who are not benefiting from a full education. The delegation of Ireland has recognized that in order to have equal education worldwide, further funding’s are required along with collaboration from all countries to certify the evolvement of education as mentioned in UNESCO’s “Education 2030” plan.</text:span></text:p>
      <text:p text:style-name="P5"/>
      <text:p text:style-name="P7"/>
      <text:p text:style-name="P8"/>
      <text:p text:style-name="P2"/>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2">Bibliography</text:span></text:p>
      <text:p text:style-name="Standard"> Http://www.thejournal.ie/author/aoife-barry/. "One-in-10 Irish Children Can’t Read Properly When Leaving School." <text:span text:style-name="T10">TheJournalie. N.p., n.d. Web. 03 Nov. 2016.</text:span></text:p>
      <text:p text:style-name="P9"><text:a xlink:type="simple" xlink:href="http://www.education.ie/en/Press-Events/Press-Releases/2016-Press-Releases/PR2016-03-15.html">http://www.education.ie/en/Press-Events/Press-Releases/2016-Press-Releases/PR2016-03-15.html</text:a><text:span text:style-name="T3">. </text:span>"Statement by Jan O'Sullivan, Minister for Education and Skills on the Publication by HEA of Institutional Strategic Dialogue Outcomes." - Department of Education and Skills. N.p., n.d. Web. 08 Nov. 2016.</text:p>
      <text:p text:style-name="P9"><text:a xlink:type="simple" xlink:href="https://www.irishaid.ie/challenges.html"><text:span text:style-name="T1">https://www.irishaid.ie/challenges.html</text:span></text:a><text:span text:style-name="T1"> </text:span><text:span text:style-name="T8">"</text:span>Millenium Development Goals." - Irish Aid. N.p., n.d. Web. 06 Nov. 2016.</text:p>
      <text:p text:style-name="Standard"/>
      <text:p text:style-name="Standard"><text:a xlink:type="simple" xlink:href="http://www.irishtimes.com/news/environment/climate-change-and-the-threat-to-our-cultural-heritage-1.2688982"><text:span text:style-name="T1">http://www.irishtimes.com/news/environment/climate-change-and-the-threat-to-our-cultural-heritage-1.2688982</text:span></text:a><text:span text:style-name="T1">. Thompson, Sylvia. "Climate Change and the Threat to Our Cultural Heritage." The Irish Times. N.p., 18 June 2016. Web. 07 Nov. 2016.</text:span></text:p>
      <text:p text:style-name="Standard"><text:span text:style-name="selectable"><text:span text:style-name="T1">"Policy Issues Concerning Governance | Social Justice Ireland". </text:span></text:span><text:span text:style-name="selectable"><text:span text:style-name="T4">Socialjustice.ie</text:span></text:span><text:span text:style-name="selectable"><text:span text:style-name="T1">. N.p., 2016. Web. 10 Nov. 2016</text:span></text:span><text:span text:style-name="selectable">. </text:span><text:a xlink:type="simple" xlink:href="https://www.socialjustice.ie/content/policy-issues/type/governance"><text:span text:style-name="T1">https://www.socialjustice.ie/content/policy-issues/type/governance</text:span></text:a></text:p>
      <text:p text:style-name="Standard"><text:span text:style-name="selectable">"Ireland". </text:span><text:span text:style-name="selectable"><text:span text:style-name="T9">En.wikipedia.org</text:span></text:span><text:span text:style-name="selectable">. N.p., 2016. Web. 10 Nov. 2016. </text:span><text:a xlink:type="simple" xlink:href="https://en.wikipedia.org/wiki/Ireland"><text:span text:style-name="T1">https://en.wikipedia.org/wiki/Ireland</text:span></text:a></text:p>
      <text:p text:style-name="Standard"><text:span text:style-name="selectable">Barry, See. "Ireland Takes "Significant Step" In Fighting Climate Change". </text:span><text:span text:style-name="selectable"><text:span text:style-name="T9">TheJournal.ie</text:span></text:span><text:span text:style-name="selectable">. N.p., 2016. Web. 10 Nov. 2016. http://www.thejournal.ie/ireland-paris-agreement-3033327-Oct2016/</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Helvetica" svg:font-family="Helvetic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citation_5f_text" style:display-name="citation_text" style:family="text" style:parent-style-name="Default_20_Paragraph_20_Font"/>
    <style:style style:name="selectable" style:family="text" style:parent-style-name="Default_20_Paragraph_20_Font"/>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da and Kaitlin</meta:initial-creator>
    <meta:editing-cycles>5</meta:editing-cycles>
    <meta:creation-date>2016-11-08T23:57:00</meta:creation-date>
    <dc:date>2016-11-10T11:08:17.01</dc:date>
    <meta:editing-duration>PT2M3S</meta:editing-duration>
    <meta:generator>OpenOffice.org/3.4.1$Win32 OpenOffice.org_project/341m1$Build-9593</meta:generator>
    <meta:document-statistic meta:table-count="0" meta:image-count="0" meta:object-count="0" meta:page-count="3" meta:paragraph-count="15" meta:word-count="752" meta:character-count="53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